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automatic-styles>
    <style:style style:name="P1" style:family="paragraph" style:parent-style-name="Heading_20_2">
      <style:text-properties fo:font-variant="normal" fo:text-transform="none" fo:color="#000000" loext:opacity="100%" style:font-name="Verdana" fo:letter-spacing="normal" fo:font-style="italic" fo:font-weight="normal"/>
    </style:style>
    <style:style style:name="P2" style:family="paragraph" style:parent-style-name="Heading_20_2">
      <style:text-properties fo:font-variant="normal" fo:text-transform="none" fo:color="#000000" loext:opacity="100%" style:font-name="Verdana" fo:letter-spacing="normal" fo:font-style="italic" fo:font-weight="normal" officeooo:rsid="001656b8" officeooo:paragraph-rsid="001656b8"/>
    </style:style>
    <style:style style:name="P3" style:family="paragraph" style:parent-style-name="Heading_20_3">
      <style:paragraph-properties fo:margin-left="0in" fo:margin-right="0in" fo:orphans="2" fo:widows="2" fo:text-indent="0in" style:auto-text-indent="false"/>
      <style:text-properties fo:font-variant="normal" fo:text-transform="none" fo:color="#000000" loext:opacity="100%" style:font-name="Verdana" fo:letter-spacing="normal" fo:font-style="normal" fo:font-weight="normal"/>
    </style:style>
    <style:style style:name="P4" style:family="paragraph" style:parent-style-name="List_20_Contents">
      <style:paragraph-properties fo:orphans="2" fo:widows="2"/>
      <style:text-properties fo:font-variant="normal" fo:text-transform="none" fo:color="#000000" loext:opacity="100%" style:font-name="Verdana" fo:font-size="18pt" fo:letter-spacing="normal" fo:font-style="normal" fo:font-weight="normal"/>
    </style:style>
    <style:style style:name="P5" style:family="paragraph" style:parent-style-name="List_20_Contents">
      <style:paragraph-properties fo:margin-top="0in" fo:margin-bottom="0.1965in" style:contextual-spacing="false" fo:orphans="2" fo:widows="2"/>
      <style:text-properties fo:font-variant="normal" fo:text-transform="none" fo:color="#000000" loext:opacity="100%" style:font-name="Verdana" fo:font-size="18pt" fo:letter-spacing="normal" fo:font-style="normal" fo:font-weight="normal"/>
    </style:style>
    <style:style style:name="P6" style:family="paragraph" style:parent-style-name="List_20_Heading">
      <style:paragraph-properties fo:margin-left="0in" fo:margin-right="0in" fo:orphans="2" fo:widows="2" fo:text-indent="0in" style:auto-text-indent="false"/>
      <style:text-properties fo:font-variant="normal" fo:text-transform="none" fo:color="#000000" loext:opacity="100%" style:font-name="Verdana" fo:font-size="18pt" fo:letter-spacing="normal" fo:font-style="normal" fo:font-weight="normal"/>
    </style:style>
    <style:style style:name="P7" style:family="paragraph" style:parent-style-name="List_20_Heading">
      <style:paragraph-properties fo:orphans="2" fo:widows="2"/>
      <style:text-properties fo:font-variant="normal" fo:text-transform="none" fo:color="#000000" loext:opacity="100%" style:font-name="Verdana" fo:font-size="18pt"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8pt" fo:letter-spacing="normal" fo:font-style="normal" fo:font-weight="normal"/>
    </style:style>
    <style:style style:name="P9"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18pt" fo:letter-spacing="normal" fo:font-style="normal" fo:font-weight="normal"/>
    </style:style>
    <style:style style:name="P10" style:family="paragraph" style:parent-style-name="Text_20_body" style:list-style-name="L1">
      <style:paragraph-properties fo:orphans="2" fo:widows="2"/>
      <style:text-properties fo:font-variant="normal" fo:text-transform="none" fo:color="#000000" loext:opacity="100%" style:font-name="Verdana" fo:font-size="18pt" fo:letter-spacing="normal" fo:font-style="normal" fo:font-weight="normal"/>
    </style:style>
    <style:style style:name="P11"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Verdana" fo:font-size="18pt" fo:letter-spacing="normal" fo:font-style="normal" fo:font-weight="normal"/>
    </style:style>
    <style:style style:name="P12" style:family="paragraph" style:parent-style-name="Text_20_body" style:list-style-name="L2">
      <style:paragraph-properties fo:orphans="2" fo:widows="2"/>
      <style:text-properties fo:font-variant="normal" fo:text-transform="none" fo:color="#000000" loext:opacity="100%" style:font-name="Verdana" fo:font-size="18pt" fo:letter-spacing="normal" fo:font-style="normal" fo:font-weight="normal"/>
    </style:style>
    <style:style style:name="P13" style:family="paragraph" style:parent-style-name="Text_20_body">
      <style:text-properties fo:font-variant="normal" fo:text-transform="none" fo:color="#000000" loext:opacity="100%" style:font-name="Verdana" fo:letter-spacing="normal" fo:font-style="italic" fo:font-weight="normal" officeooo:rsid="001656b8" officeooo:paragraph-rsid="001656b8"/>
    </style:style>
    <style:style style:name="P14" style:family="paragraph" style:parent-style-name="Text_20_body">
      <style:paragraph-properties fo:margin-left="0in" fo:margin-right="0in" fo:orphans="2" fo:widows="2" fo:text-indent="0in" style:auto-text-indent="false"/>
    </style:style>
    <style:style style:name="T1" style:family="text">
      <style:text-properties fo:font-style="italic"/>
    </style:style>
    <style:style style:name="T2" style:family="text">
      <style:text-properties fo:font-variant="normal" fo:text-transform="none" fo:color="#000000" loext:opacity="100%" style:font-name="Verdana" fo:font-size="18pt" fo:letter-spacing="normal" fo:font-style="normal" fo:font-weight="normal"/>
    </style:style>
    <style:style style:name="T3" style:family="text">
      <style:text-properties fo:font-variant="normal" fo:text-transform="none" fo:color="#000000" loext:opacity="100%" style:font-name="Verdana" fo:font-size="18pt" fo:letter-spacing="normal" fo:font-style="italic" fo:font-weight="normal"/>
    </style:style>
    <style:style style:name="T4" style:family="text">
      <style:text-properties fo:font-variant="normal" fo:text-transform="none" fo:color="#000000" loext:opacity="100%" fo:font-size="11pt" fo:letter-spacing="normal" fo:font-style="normal" fo:font-weight="normal"/>
    </style:style>
    <style:style style:name="T5" style:family="text">
      <style:text-properties fo:font-variant="normal" fo:text-transform="none" fo:color="#000000" loext:opacity="100%" fo:letter-spacing="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better format</text:h>
      <text:p text:style-name="P13"><text:a xlink:type="simple" xlink:href="https://www.stats.ox.ac.uk/~snijders/siena/Lazega_lawyers_data.htm" text:style-name="Internet_20_link" text:visited-style-name="Visited_20_Internet_20_Link">https://www.stats.ox.ac.uk/~snijders/siena/Lazega_lawyers_data.htm</text:a> </text:p>
      <text:p text:style-name="P13">-----------------------------------------</text:p>
      <text:h text:style-name="P1" text:outline-level="2">Description lawyers data Lazega</text:h>
      <text:p text:style-name="P8">This data set comes from a network study of corporate law partnership that was carried out in a Northeastern US corporate law firm, referred to as <text:span text:style-name="T1">SG&amp;R</text:span>, 1988-1991 in New England. It includes (among others) measurements of networks among the 71 attorneys (partners and associates) of this firm, i.e. their strong-coworker network, advice network, friendship network, and indirect control networks. Various members' attributes are also part of the dataset, including seniority, formal status, office in which they work, gender, lawschool attended, individual performance measurements (hours worked, fees brought in), attitudes concerning various management policy options, etc.</text:p>
      <text:p text:style-name="P8">This dataset was used to identify social processes such as bounded solidarity, lateral control, quality control, knowledge sharing, balancing powers, regulation, etc. among peers.</text:p>
      <text:p text:style-name="P8">The ethnography, organizational and network analyses of this case are available in Lazega (2001).</text:p>
      <text:p text:style-name="P14"><text:a xlink:type="simple" xlink:href="https://www.stats.ox.ac.uk/~snijders/siena/LazegaLawyers.zip" text:style-name="Internet_20_link" text:visited-style-name="Visited_20_Internet_20_Link"><text:span text:style-name="T2">Download the data set.</text:span></text:a></text:p>
      <text:h text:style-name="P3" text:outline-level="3"><text:soft-page-break/>Background:</text:h>
      <text:list xml:id="list1839081163" text:style-name="L1">
        <text:list-item>
          <text:p text:style-name="P9">What do corporate lawyers do? Litigation and corporate work.</text:p>
        </text:list-item>
        <text:list-item>
          <text:p text:style-name="P9">Division of work and interdependencies.</text:p>
        </text:list-item>
        <text:list-item>
          <text:p text:style-name="P9">Three offices, no departments, built-in pressures to grow, intake and assignment rules.</text:p>
        </text:list-item>
        <text:list-item>
          <text:p text:style-name="P9">Partners and associates: hierarchy, up or out rule, billing targets.</text:p>
        </text:list-item>
        <text:list-item>
          <text:p text:style-name="P9">Partnership agreement (sharing benefits equally, 90% exclusion rule, governance structure, elusive committee system) and incompleteness of the contracts.</text:p>
        </text:list-item>
        <text:list-item>
          <text:p text:style-name="P9">Informal, unwritten rules (ex: no moonlighting, no investment in buildings, no nepotism, no borrowing to pay partners, etc.).</text:p>
        </text:list-item>
        <text:list-item>
          <text:p text:style-name="P10">Huge incentives to behave opportunistically ; thus the dataset is appropriate for the study of social processes that make cooperation among rival partners possible.</text:p>
        </text:list-item>
      </text:list>
      <text:h text:style-name="P3" text:outline-level="3">Sociometric name generators used to elicit coworkers, advice, and 'friendship' ties at SG&amp;R:</text:h>
      <text:p text:style-name="P8">"Here is the list of all the members of your Firm."</text:p>
      <text:p text:style-name="P6">Strong coworkers network:</text:p>
      <text:p text:style-name="P4">"Because most firms like yours are also organized very informally, it is difficult to get a clear idea of how the members really work together. Think back over the past year, consider all the lawyers in your Firm. Would you go through this list and check the names of those with whom you have <text:soft-page-break/>worked with. [By "worked with" I mean that you have spent time together on at least one case, that you have been assigned to the same case, that they read or used your work product or that you have read or used their work product; this includes professional work done within the Firm like Bar association work, administration, etc.]"</text:p>
      <text:p text:style-name="P7">Basic advice network:</text:p>
      <text:p text:style-name="P4">"Think back over the past year, consider all the lawyers in your Firm. To whom did you go for basic professional advice? For instance, you want to make sure that you are handling a case right, making a proper decision, and you want to consult someone whose professional opinions are in general of great value to you. By advice I do not mean simply technical advice."</text:p>
      <text:p text:style-name="P7">'Friendship' network:</text:p>
      <text:p text:style-name="P5">"Would you go through this list, and check the names of those you socialize with outside work. You know their family, they know yours, for instance. I do not mean all the people you are simply on a friendly level with, or people you happen to meet at Firm functions."</text:p>
      <text:h text:style-name="P3" text:outline-level="3">Coding</text:h>
      <text:p text:style-name="P14"><text:span text:style-name="T2">The three networks refer to cowork, friendship, and advice. The first 36 respondents are the partners in the firm. The attribute variables in the file </text:span><text:span text:style-name="Source_20_Text"><text:span text:style-name="T4">ELattr.dat</text:span></text:span><text:span text:style-name="T5"> </text:span><text:span text:style-name="T2">are:</text:span></text:p>
      <text:list xml:id="list1972187507" text:style-name="L2">
        <text:list-item>
          <text:p text:style-name="P11">seniority</text:p>
        </text:list-item>
        <text:list-item>
          <text:p text:style-name="P11">status (1=partner; 2=associate)</text:p>
        </text:list-item>
        <text:list-item>
          <text:p text:style-name="P11">gender (1=man; 2=woman)</text:p>
        </text:list-item>
        <text:list-item>
          <text:p text:style-name="P11"><text:soft-page-break/>office (1=Boston; 2=Hartford; 3=Providence)</text:p>
        </text:list-item>
        <text:list-item>
          <text:p text:style-name="P11">years with the firm</text:p>
        </text:list-item>
        <text:list-item>
          <text:p text:style-name="P11">age</text:p>
        </text:list-item>
        <text:list-item>
          <text:p text:style-name="P11">practice (1=litigation; 2=corporate)</text:p>
        </text:list-item>
        <text:list-item>
          <text:p text:style-name="P12">law school (1: harvard, yale; 2: ucon; 3: other)</text:p>
        </text:list-item>
      </text:list>
      <text:p text:style-name="P8">For the rest, the file names are self-explanatory. The number 36 in the file name indicates that this file contains data for the 36 partners only.</text:p>
      <text:h text:style-name="P3" text:outline-level="3">References</text:h>
      <text:p text:style-name="P8">Emmanuel Lazega, <text:span text:style-name="T1">The Collegial Phenomenon: The Social Mechanisms of Cooperation Among Peers in a Corporate Law Partnership</text:span>, Oxford University Press (2001).</text:p>
      <text:p text:style-name="P14"><text:span text:style-name="T2">This data set is used in<text:line-break/>Tom A.B. Snijders, Philippa E. Pattison, Garry L. Robins, and Mark S. Handcock. </text:span><text:a xlink:type="simple" xlink:href="http://stat.gamma.rug.nl/publ.htm#sprh" office:target-frame-name="_top" xlink:show="replace" text:style-name="Internet_20_link" text:visited-style-name="Visited_20_Internet_20_Link">New specifications for exponential random graph models.</text:a><text:span text:style-name="T2"> </text:span><text:span text:style-name="T3">Sociological Methodology</text:span><text:span text:style-name="T2"> (2006), 99-153.</text:span></text:p>
      <text:p text:style-name="P14"><text:span text:style-name="T2"><text:line-break/></text:span><text:a xlink:type="simple" xlink:href="https://www.stats.ox.ac.uk/~snijders/siena/siena_datasets.htm" text:style-name="Internet_20_link" text:visited-style-name="Visited_20_Internet_20_Link">Back to the Siena data sets page</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7:56:56.169988068</meta:creation-date>
    <dc:date>2023-05-09T17:58:26.984400208</dc:date>
    <meta:editing-duration>PT1M31S</meta:editing-duration>
    <meta:editing-cycles>1</meta:editing-cycles>
    <meta:document-statistic meta:table-count="0" meta:image-count="0" meta:object-count="0" meta:page-count="4" meta:paragraph-count="39" meta:word-count="661" meta:character-count="4256" meta:non-whitespace-character-count="3647"/>
    <meta:generator>LibreOffice/7.3.7.2$Linux_X86_64 LibreOffice_project/30$Build-2</meta:generator>
  </office:meta>
</office:document-meta>
</file>